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itle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officeooo:rsid="0013c93a" officeooo:paragraph-rsid="0013c93a"/>
    </style:style>
    <style:style style:name="P3" style:family="paragraph" style:parent-style-name="Standard" style:list-style-name="L1">
      <style:text-properties officeooo:rsid="0013c93a" officeooo:paragraph-rsid="0013c93a"/>
    </style:style>
    <style:style style:name="P4" style:family="paragraph" style:parent-style-name="Standard" style:list-style-name="L1">
      <style:text-properties officeooo:rsid="0014b4f8" officeooo:paragraph-rsid="0014b4f8"/>
    </style:style>
    <style:style style:name="P5" style:family="paragraph" style:parent-style-name="Standard">
      <style:paragraph-properties fo:text-align="center" style:justify-single-word="false"/>
      <style:text-properties officeooo:rsid="0014b4f8" officeooo:paragraph-rsid="0014b4f8"/>
    </style:style>
    <style:style style:name="P6" style:family="paragraph" style:parent-style-name="Standard">
      <style:paragraph-properties fo:text-align="end" style:justify-single-word="false"/>
      <style:text-properties officeooo:rsid="0014b4f8" officeooo:paragraph-rsid="0014b4f8"/>
    </style:style>
    <style:style style:name="P7" style:family="paragraph" style:parent-style-name="Standard">
      <style:text-properties officeooo:paragraph-rsid="0014b4f8"/>
    </style:style>
    <style:style style:name="T1" style:family="text">
      <style:text-properties officeooo:rsid="0014b4f8"/>
    </style:style>
    <style:style style:name="T2" style:family="text">
      <style:text-properties style:use-window-font-color="true" loext:opacity="0%" officeooo:rsid="0014b4f8"/>
    </style:style>
    <style:style style:name="T3" style:family="text">
      <style:text-properties style:use-window-font-color="true" loext:opacity="0%" style:text-underline-style="solid" style:text-underline-width="auto" style:text-underline-color="font-color" officeooo:rsid="0014b4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eekbrain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Проектирование и использование нейронной сети по детекции и классификации изображений. <text:s/>На примере создание нейронной сети для обнаружении свободных мест для парковки автомобилей в жилых дворах городской застройки.</text:p>
      <text:p text:style-name="P5"/>
      <text:p text:style-name="P5"/>
      <text:p text:style-name="P5"/>
      <text:p text:style-name="P5"/>
      <text:p text:style-name="P5"/>
      <text:p text:style-name="P5"/>
      <text:p text:style-name="P6">IT -специалист</text:p>
      <text:p text:style-name="P6">Искусственный интеллект</text:p>
      <text:p text:style-name="P6">Титков А. Л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осква 202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Тема проекта: Проектирование и реализация нейронной сети для поиска по изображениям и его классификация.</text:p>
      <text:p text:style-name="P2">Цель: Спроектировать и реализовать нейронную сеть по поиску <text:s/><text:span text:style-name="T1">и классификации </text:span>свободных мест для автомобиля, используя видео с камер во дворах жилых домов.</text:p>
      <text:p text:style-name="P2"/>
      <text:p text:style-name="P2">Задачи:</text:p>
      <text:list text:style-name="L1">
        <text:list-item>
          <text:p text:style-name="P3">Выбрать и обосновать тип и структуру нейронной сети</text:p>
        </text:list-item>
        <text:list-item>
          <text:p text:style-name="P3">Подготовить данные для обучения</text:p>
        </text:list-item>
        <text:list-item>
          <text:p text:style-name="P4">Проанализировать данные</text:p>
        </text:list-item>
        <text:list-item>
          <text:p text:style-name="P4">Обучить нейронную сеть</text:p>
        </text:list-item>
        <text:list-item>
          <text:p text:style-name="P4">Проанализировать <text:s/>процесс обучение</text:p>
        </text:list-item>
        <text:list-item>
          <text:p text:style-name="P4">Оптимизировать, добиться хороших результатов</text:p>
        </text:list-item>
        <text:list-item>
          <text:p text:style-name="P4">Протестировать нейронную сеть на реальном видео потоке</text:p>
        </text:list-item>
        <text:list-item>
          <text:p text:style-name="P4">Проанализировать существующие решения.</text:p>
        </text:list-item>
        <text:list-item>
          <text:p text:style-name="P4">Сравнить эффективность с существующими решениями </text:p>
        </text:list-item>
        <text:list-item>
          <text:p text:style-name="P4">Реализовать механизм взаимодействия с пользователем (телеграмм бот или <text:s/>web интерфейс).</text:p>
        </text:list-item>
      </text:list>
      <text:p text:style-name="P7"><text:span text:style-name="T1">Инструменты</text:span><text:span text:style-name="T2">: PyTorch, </text:span><text:span text:style-name="T3">YOLO v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2:24:17.606845736</meta:creation-date>
    <meta:generator>LibreOffice/7.5.5.2$Linux_X86_64 LibreOffice_project/50$Build-2</meta:generator>
    <dc:date>2023-09-06T12:49:37.719849926</dc:date>
    <meta:editing-duration>PT25M20S</meta:editing-duration>
    <meta:editing-cycles>2</meta:editing-cycles>
    <meta:document-statistic meta:table-count="0" meta:image-count="0" meta:object-count="0" meta:page-count="2" meta:paragraph-count="20" meta:word-count="137" meta:character-count="1032" meta:non-whitespace-character-count="920"/>
  </office:meta>
</office:document-meta>
</file>